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5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6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7" style:family="paragraph" style:parent-style-name="Standard">
      <style:text-properties fo:color="#000000" style:font-name="Arial1" fo:font-size="11pt" style:font-size-asian="11pt" style:font-size-complex="11pt"/>
    </style:style>
    <style:style style:name="P8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9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0" style:family="paragraph" style:parent-style-name="Texte_20_de_20_saisie">
      <style:text-properties style:font-name="Arial1" fo:font-size="11pt" style:font-size-asian="11pt" style:font-size-complex="11pt"/>
    </style:style>
    <style:style style:name="P11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2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3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text-transform="uppercase" style:font-name="Arial1" fo:font-size="11pt" style:font-size-asian="11pt" style:font-size-complex="11pt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ext_20_body" style:master-page-name="">
      <style:paragraph-properties loext:contextual-spacing="false"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loext:contextual-spacing="false"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normal" fo:background-color="transparent" style:font-name-asian="Times New Roman" style:font-size-asian="11pt" style:font-weight-asian="normal" style:font-name-complex="Arial1" style:font-size-complex="11pt" style:font-weight-complex="normal"/>
    </style:style>
    <style:style style:name="P18" style:family="paragraph" style:parent-style-name="Text_20_body" style:master-page-name="First_20_Page">
      <style:paragraph-properties loext:contextual-spacing="false"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style:text-autospace="none"/>
      <style:text-properties fo:text-transform="capitalize" fo:color="#000000" style:font-name="Arial1" fo:font-size="11pt" style:font-name-asian="Times New Roman" style:font-size-asian="11pt" style:font-name-complex="Arial1" style:font-size-complex="11pt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style:font-name-complex="Arial1" style:font-size-complex="11pt"/>
    </style:style>
    <style:style style:name="T3" style:family="text">
      <style:text-properties style:font-name="Arial1" fo:font-size="9pt" style:font-size-asian="9pt" style:font-name-complex="Arial1" style:font-size-complex="9pt"/>
    </style:style>
    <style:style style:name="T4" style:family="text">
      <style:text-properties style:font-name="Arial1" fo:font-size="11pt" style:font-size-asian="11pt" style:font-name-complex="Arial1" style:font-size-complex="11pt"/>
    </style:style>
    <style:style style:name="T5" style:family="text">
      <style:text-properties style:font-name-asian="Times New Roman" style:font-name-complex="Arial1"/>
    </style:style>
    <style:style style:name="T6" style:family="text">
      <style:text-properties fo:color="#000000" fo:language="zxx" fo:country="none" style:language-asian="zxx" style:country-asian="none"/>
    </style:style>
    <style:style style:name="T7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8" style:family="text">
      <style:text-properties fo:text-transform="capitalize"/>
    </style:style>
    <style:style style:name="T9" style:family="text">
      <style:text-properties fo:text-transform="uppercas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structurereferente_numtel"/>
        <text:user-field-decl office:value-type="string" office:string-value="" text:name="adresse_nomcom"/>
        <text:user-field-decl office:value-type="string" office:string-value="" text:name="adresses.libtypevoie"/>
        <text:user-field-decl office:value-type="string" office:string-value="" text:name="adresse_libtypevoi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9"/>
            </table:table-cell>
          </table:table-row>
          <table:table-row table:style-name="Tableau1.2">
            <table:table-cell table:style-name="Tableau1.A1" office:value-type="string">
              <text:p text:style-name="P16"/>
            </table:table-cell>
            <table:table-cell table:style-name="Tableau1.B1" office:value-type="string">
              <text:p text:style-name="P17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4">Réf. :<text:span text:style-name="T7"> DPAS/SIS/BADA/SUSPENSION/</text:span><text:span text:style-name="T7"><text:date style:data-style-name="N106" text:date-value="2015-04-23T11:10:24.61">2015</text:date></text:span></text:p>
              <text:p text:style-name="P4"><text:span text:style-name="T6"><text:s text:c="10"/>Matricule CAF : </text:span><text:span text:style-name="T6"><text:user-field-get text:name="dossier_matricule"/></text:span></text:p>
              <text:p text:style-name="P4"><text:text-input text:description="">Affaire suivie par : </text:text-input> <text:span text:style-name="T8"><text:user-field-get text:name="user_prenom">user_prenom</text:user-field-get></text:span> <text:bookmark-start text:name="Texte71"/><text:span text:style-name="T8"><text:user-field-get text:name="user_nom">user_nom</text:user-field-get></text:span><text:bookmark-end text:name="Texte71"/> </text:p>
              <text:p text:style-name="P4"><text:text-input text:description="">Tél. : </text:text-input> <text:user-field-get text:name="user_numtel">user_numtel</text:user-field-get></text:p>
              <text:p text:style-name="P5"/>
              <text:p text:style-name="P5"/>
              <text:p text:style-name="P5"/>
              <text:p text:style-name="P5"/>
              <text:p text:style-name="P2">Bobigny, le <text:date style:data-style-name="N36" text:date-value="2015-04-23T11:10:24.61">23/04/2015</text:date></text:p>
            </table:table-cell>
            <table:table-cell table:style-name="Tableau1.B3" office:value-type="string">
              <text:p text:style-name="P19"><text:user-field-get text:name="adresse_numvoie"/><text:user-field-get text:name="adresse_libtypevoie"/> <text:user-field-get text:name="adresse_nomvoie"/></text:p>
              <text:p text:style-name="P6"><text:hidden-paragraph text:condition="ooow:adresse_compladr==&quot;&quot;" text:is-hidden="true"/><text:user-field-get text:name="adresse_compladr"/></text:p>
              <text:p text:style-name="P6"><text:hidden-paragraph text:condition="ooow:adresse_complideadr==&quot;&quot;" text:is-hidden="true"/><text:user-field-get text:name="adresse_complideadr"/></text:p>
              <text:p text:style-name="P7"><text:span text:style-name="T5"><text:user-field-get text:name="adresse_codepos"/></text:span><text:span text:style-name="T5"> </text:span><text:span text:style-name="T5"><text:user-field-get text:name="adresse_nomcom"/></text:span></text:p>
            </table:table-cell>
          </table:table-row>
        </table:table>
        <text:p text:style-name="P8"/>
        <text:p text:style-name="P3"><text:user-field-get text:name="personne_qual"/>,</text:p>
        <text:p text:style-name="P3"/>
        <text:p text:style-name="P11">Vous êtes bénéficiaire de l’allocation de Revenu de Solidarité Active (RSA). A ce titre vous avez reçu plusieurs courriers vous informant des services et des actions mis en place pour vous aider à construire et réaliser un parcours d’insertion.</text:p>
        <text:p text:style-name="P11"/>
        <text:p text:style-name="P11">Ces courriers vous indiquaient également les coordonnées d’un service référent se tenant à votre disposition pour vous apporter toute l’information et l‘aide nécessaires afin d’élaborer votre projet et de l’inscrire dans un Contrat d’Engagement Réciproque (CER).</text:p>
        <text:p text:style-name="P11"/>
        <text:p text:style-name="P11">Je vous rappelle le caractère obligatoire de ce contrat.</text:p>
        <text:p text:style-name="P11"/>
        <text:p text:style-name="P11">Nous constatons à ce jour que vous n’avez pas donné suite à ces rappels.</text:p>
        <text:p text:style-name="P14">En l’absence de contrat, votre situation sera soumise à la prochaine réunion de l’Equipe Pluridisciplinaire (EP) afin de recueillir son avis sur une éventuelle suspension ou réduction de votre allocation.</text:p>
        <text:p text:style-name="P14"/>
        <text:p text:style-name="P11">Elle se tiendra le <text:user-field-get style:data-style-name="N79" text:name="commissionep_dateseance">samedi 30 décembre 1899</text:user-field-get> à <text:user-field-get text:name="commissionep_dateseance_time"/> à  l'adresse suivante :</text:p>
        <text:p text:style-name="P11"/>
        <text:p text:style-name="P12"><text:user-field-get text:name="commissionep_lieuseance"/></text:p>
        <text:p text:style-name="P12"><text:user-field-get text:name="commissionep_adresseseance"/></text:p>
        <text:p text:style-name="P12"><text:user-field-get text:name="commissionep_codepostalseance"/> <text:span text:style-name="T9"><text:user-field-get text:name="commissionep_villeseance"/></text:span></text:p>
        <text:p text:style-name="P13"/>
        <text:p text:style-name="P12"/>
        <text:p text:style-name="P11">Vous disposez d’un délai d’un mois pour nous faire connaître vos observations et vous pourrez, si vous le souhaitez, être <text:conditional-text text:condition="ooow:personne_qual==&quot;Monsieur&quot;" text:string-value-if-true="entendu" text:string-value-if-false="entendue" text:current-value="true">entendue</text:conditional-text> par cette commission en vous faisant accompagner par la personne de votre choix.</text:p>
        <text:p text:style-name="P11"/>
        <text:p text:style-name="P15">Toutefois, si vous venez de renouveler votre CER ou que vous disposez d'un Projet Personnalisé d'Accès à l'Emploi en cours de validité, votre situation est régularisée et vous ne devez pas tenir compte de ce courrier.</text:p>
        <text:p text:style-name="P14"/>
        <text:p text:style-name="P11">Je vous prie de croire, <text:user-field-get text:name="personne_qual"/>, à l'assurance de mes salutations distinguées.</text:p>
        <text:p text:style-name="P10"/>
        <text:p text:style-name="P10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font-name="Arial1" style:font-name-complex="Arial1" style:font-size-complex="11pt"/>
    </style:style>
    <style:style style:name="MT2" style:family="text">
      <style:text-properties style:font-name="Arial1" style:font-name-complex="Arial1"/>
    </style:style>
    <style:style style:name="MT3" style:family="text">
      <style:text-properties style:font-name="Arial1" fo:font-size="9pt" style:font-size-asian="9pt" style:font-name-complex="Arial1" style:font-size-complex="9pt"/>
    </style:style>
    <style:style style:name="MT4" style:family="text"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><text:span text:style-name="Internet_20_link"><text:span text:style-name="MT3">www.pole-emploi.fr</text:span></text:span></text:a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5-04-23T11:10:24.56</dc:date>
    <dc:creator>linda baitech</dc:creator>
    <meta:editing-duration>PT06H53M17S</meta:editing-duration>
    <meta:editing-cycles>120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2" meta:paragraph-count="23" meta:word-count="274" meta:character-count="1772"/>
  </office:meta>
</office:document-meta>
</file>